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cm" draw:marker-start-width="0.2cm" draw:marker-end-width="0.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width="0.1cm" svg:stroke-color="#ffffff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_20__28_var_29_" svg:stroke-width="0.13cm" draw:marker-start-width="0.245cm" draw:marker-end="Arrowheads_20_1" draw:marker-end-width="0.245cm" draw:textarea-horizontal-align="center" draw:textarea-vertical-align="middle" fo:padding-top="0.19cm" fo:padding-bottom="0.19cm" fo:padding-left="0.315cm" fo:padding-right="0.315cm"/>
    </style:style>
    <style:style style:name="gr4" style:family="graphic" style:parent-style-name="standard">
      <style:graphic-properties draw:stroke="solid" draw:stroke-dash="Fine_20_Dashed_20__28_var_29_" svg:stroke-width="0.13cm" draw:marker-start-width="0.245cm" draw:marker-end="" draw:marker-end-width="0.245cm" draw:textarea-horizontal-align="center" draw:textarea-vertical-align="middle" fo:padding-top="0.19cm" fo:padding-bottom="0.19cm" fo:padding-left="0.315cm" fo:padding-right="0.315cm"/>
    </style:style>
    <style:style style:name="gr5" style:family="graphic" style:parent-style-name="standard">
      <style:graphic-properties draw:stroke="none" draw:stroke-dash="Fine_20_Dashed_20__28_var_29_" svg:stroke-width="0.1cm" svg:stroke-color="#000000" draw:fill="none" draw:fill-color="#ffffff" fo:min-height="2.28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8cm" svg:height="8.182cm" draw:transform="skewX (-0.0336848545634842) rotate (-0.239633706299962) translate (0.199865596352684cm 0.19982663094809cm)" svg:viewBox="0 0 18801 8183" svg:d="m0 293c15466 10305 18801 5758 18801 5758l-606 2425">
          <text:p text:style-name="P2"/>
        </draw:path>
        <draw:custom-shape draw:style-name="gr2" draw:text-style-name="P1" draw:layer="layout" svg:width="2.425cm" svg:height="3.033cm" draw:transform="skewX (-0.000349065850398802) rotate (-0.360934089313546) translate (17.098cm 10.106cm)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48cm" svg:y1="9.877cm" svg:x2="13.647cm" svg:y2="10.107cm">
          <text:p text:style-name="P2"/>
        </draw:line>
        <draw:line draw:style-name="gr4" draw:text-style-name="P1" draw:layer="layout" svg:x1="13.646cm" svg:y1="10.107cm" svg:x2="15.145cm" svg:y2="10.337cm">
          <text:p text:style-name="P2"/>
        </draw:line>
        <draw:line draw:style-name="gr3" draw:text-style-name="P1" draw:layer="layout" svg:x1="0.65cm" svg:y1="0.577cm" svg:x2="1.716cm" svg:y2="1.655cm">
          <text:p text:style-name="P2"/>
        </draw:line>
        <draw:line draw:style-name="gr4" draw:text-style-name="P1" draw:layer="layout" svg:x1="1.716cm" svg:y1="1.656cm" svg:x2="2.782cm" svg:y2="2.734cm">
          <text:p text:style-name="P2"/>
        </draw:line>
        <draw:line draw:style-name="gr3" draw:text-style-name="P1" draw:layer="layout" svg:x1="6.032cm" svg:y1="5.353cm" svg:x2="7.481cm" svg:y2="5.801cm">
          <text:p text:style-name="P2"/>
        </draw:line>
        <draw:line draw:style-name="gr4" draw:text-style-name="P1" draw:layer="layout" svg:x1="7.481cm" svg:y1="5.801cm" svg:x2="8.93cm" svg:y2="6.249cm">
          <text:p text:style-name="P2"/>
        </draw:line>
        <draw:line draw:style-name="gr3" draw:text-style-name="P1" draw:layer="layout" svg:x1="6.126cm" svg:y1="7.426cm" svg:x2="7.482cm" svg:y2="8.105cm">
          <text:p text:style-name="P2"/>
        </draw:line>
        <draw:line draw:style-name="gr4" draw:text-style-name="P1" draw:layer="layout" svg:x1="7.481cm" svg:y1="8.106cm" svg:x2="8.837cm" svg:y2="8.785cm">
          <text:p text:style-name="P2"/>
        </draw:line>
        <draw:frame draw:style-name="gr5" draw:text-style-name="P3" draw:layer="layout" svg:width="2.73cm" svg:height="3.501cm" svg:x="0.806cm" svg:y="0.594cm">
          <draw:text-box>
            <text:p text:style-name="P2"><text:span text:style-name="T1"><text:s text:c="4"/></text:span><text:span text:style-name="T1">1</text:span></text:p>
            <text:p text:style-name="P2"><text:span text:style-name="T1"/></text:p>
            <text:p text:style-name="P2"><text:span text:style-name="T1">Y(n)</text:span></text:p>
          </draw:text-box>
        </draw:frame>
        <draw:frame draw:style-name="gr5" draw:text-style-name="P3" draw:layer="layout" svg:width="2.122cm" svg:height="2.638cm" svg:x="7.057cm" svg:y="8.227cm">
          <draw:text-box>
            <text:p text:style-name="P2"><text:span text:style-name="T1">2</text:span></text:p>
          </draw:text-box>
        </draw:frame>
        <draw:frame draw:style-name="gr5" draw:text-style-name="P3" draw:layer="layout" svg:width="2.122cm" svg:height="2.638cm" svg:x="7.057cm" svg:y="4.831cm">
          <draw:text-box>
            <text:p text:style-name="P2"><text:span text:style-name="T1">3</text:span></text:p>
          </draw:text-box>
        </draw:frame>
        <draw:frame draw:style-name="gr5" draw:text-style-name="P3" draw:layer="layout" svg:width="3.764cm" svg:height="3.501cm" svg:x="12.236cm" svg:y="8.4cm">
          <draw:text-box>
            <text:p text:style-name="P2"><text:span text:style-name="T1">Y(n+1)</text:span></text:p>
            <text:p text:style-name="P2"><text:span text:style-name="T1"/></text:p>
            <text:p text:style-name="P2"><text:span text:style-name="T1"><text:s text:c="4"/></text:span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1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12-18T08:43:00</meta:creation-date>
    <dc:creator>toninus</dc:creator>
    <dc:date>2009-12-19T12:24:21</dc:date>
    <meta:editing-cycles>4</meta:editing-cycles>
    <meta:editing-duration>PT21M1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